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center" style:justify-single-word="false"/>
      <style:text-properties style:font-name="Arial" fo:font-size="2pt" style:font-size-asian="2pt" style:font-size-complex="2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start" style:justify-single-word="false"/>
      <style:text-properties style:font-name="Courier New" fo:font-size="9pt" style:font-size-asian="9pt" style:font-size-complex="9pt"/>
    </style:style>
    <style:style style:name="P27" style:family="paragraph" style:parent-style-name="Table_20_Contents">
      <style:paragraph-properties fo:text-align="justify" style:justify-single-word="false"/>
      <style:text-properties style:font-name="Courier New" fo:font-size="8pt" style:font-size-asian="8pt" style:font-size-complex="8pt"/>
    </style:style>
    <style:style style:name="P2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 style:family="paragraph" style:parent-style-name="Table_20_Contents">
      <style:paragraph-properties fo:text-align="justify" style:justify-single-word="false"/>
      <style:text-properties fo:background-color="transparent"/>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paragraph-properties fo:break-before="page"/>
    </style:style>
    <style:style style:name="P32" style:family="paragraph" style:parent-style-name="Subtitle">
      <style:paragraph-properties fo:text-align="center" style:justify-single-word="false"/>
    </style:style>
    <style:style style:name="P33" style:family="paragraph" style:parent-style-name="Title">
      <style:paragraph-properties fo:text-align="center" style:justify-single-word="false"/>
    </style:style>
    <style:style style:name="P34" style:family="paragraph" style:parent-style-name="Title">
      <style:paragraph-properties fo:text-align="center" style:justify-single-word="false"/>
      <style:text-properties fo:font-style="italic" style:font-style-asian="italic" style:font-style-complex="italic"/>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5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6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Text_20_body" style:list-style-name="L10">
      <style:paragraph-properties fo:text-align="justify" style:justify-single-word="false"/>
    </style:style>
    <style:style style:name="P6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9" style:family="paragraph" style:parent-style-name="Text_20_body" style:list-style-name="L14">
      <style:paragraph-properties fo:text-align="justify" style:justify-single-word="false"/>
      <style:text-properties fo:background-color="transparent"/>
    </style:style>
    <style:style style:name="P70"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1"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360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7"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0" style:family="paragraph" style:parent-style-name="Table_20_Contents" style:list-style-name="L14">
      <style:paragraph-properties fo:text-align="justify" style:justify-single-word="false"/>
      <style:text-properties fo:background-color="transparent"/>
    </style:style>
    <style:style style:name="P81"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82"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Heading_20_3">
      <style:text-properties fo:language="ca" fo:country="ES" fo:background-color="transparent" style:language-asian="zxx" style:country-asian="none" style:language-complex="zxx" style:country-complex="none"/>
    </style:style>
    <style:style style:name="P8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88"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8" style:family="text">
      <style:text-properties style:text-line-through-style="none" style:text-line-through-type="none" style:font-name="Arial" fo:language="zxx" fo:country="none" style:language-asian="zxx" style:country-asian="none" style:language-complex="zxx" style:country-complex="none"/>
    </style:style>
    <style:style style:name="T9" style:family="text">
      <style:text-properties officeooo:rsid="000f56a1"/>
    </style:style>
    <style:style style:name="T10" style:family="text">
      <style:text-properties officeooo:rsid="000f97f6"/>
    </style:style>
    <style:style style:name="T11" style:family="text">
      <style:text-properties officeooo:rsid="001360a3"/>
    </style:style>
    <style:style style:name="T12" style:family="text">
      <style:text-properties officeooo:rsid="0018a4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
      <text:p text:style-name="P4"/>
      <text:p text:style-name="P6"><draw:frame draw:style-name="fr2" draw:name="gráficos2" text:anchor-type="paragraph" svg:width="6.391cm" svg:height="3.346cm" draw:z-index="26"><draw:image xlink:href="Pictures/10000201000000E90000007A56FA1ADC77FFC228.png" xlink:type="simple" xlink:show="embed" xlink:actuate="onLoad" loext:mime-type="image/png"/></draw:frame></text:p>
      <text:p text:style-name="P4"/>
      <text:p text:style-name="P33">Manual de </text:p>
      <text:p text:style-name="P34">Migració de Versions</text:p>
      <text:p text:style-name="P33">de PortaFIB</text:p>
      <text:p text:style-name="P32">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3" draw:name="gràfics88" text:anchor-type="as-char" svg:width="4.944cm" svg:height="4.658cm" draw:z-index="28"><draw:image xlink:href="Pictures/10000201000002E6000002BBB8F8332B0EE480C1.png" xlink:type="simple" xlink:show="embed" xlink:actuate="onLoad" loext:mime-type="image/png"/></draw:frame><text:s/></text:p>
          </table:table-cell>
          <table:table-cell table:style-name="Tabla2.A1" office:value-type="string">
            <text:p text:style-name="P14"/>
          </table:table-cell>
          <table:table-cell table:style-name="Tabla2.C1" office:value-type="string">
            <text:p text:style-name="P14"><draw:frame draw:style-name="fr4" draw:name="gràfics125" text:anchor-type="char" svg:width="5.096cm" svg:height="3.911cm" draw:z-index="2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e Migració de Versions de PortaFIB</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23">Creat:</text:p>
          </table:table-cell>
          <table:table-cell table:style-name="Tabla3.B4" table:number-columns-spanned="3" office:value-type="string">
            <text:p text:style-name="P13">14/02/2018</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6">18/06/2019</text:modification-date></text:p>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9">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0">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1">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2">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0"/>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3">1.- Introducció<text:tab/>4</text:p>
          <text:p text:style-name="P83">2.- Migració de PortaFIB 1.0.0 a PortaFIB 1.1.0<text:tab/>4</text:p>
          <text:p text:style-name="P84">2.1.- Descripció de Millores<text:tab/>4</text:p>
          <text:p text:style-name="P84">2.2.- Actualitzar BBDD<text:tab/>4</text:p>
          <text:p text:style-name="P84">2.3.- Propietats de Sistema<text:tab/>4</text:p>
          <text:p text:style-name="P84">2.4.- Canvis Configuració Web<text:tab/>5</text:p>
          <text:p text:style-name="P83">3.- Migració de PortaFIB 1.1.0 a PortaFIB 1.1.1<text:tab/>6</text:p>
          <text:p text:style-name="P84">3.1.- Descripció de Millores<text:tab/>6</text:p>
          <text:p text:style-name="P84">3.2.- Actualitzar BBDD<text:tab/>6</text:p>
          <text:p text:style-name="P83">4.- Migració de PortaFIB 1.1.1 a PortaFIB 1.1.2<text:tab/>7</text:p>
          <text:p text:style-name="P84">4.1.- Descripció de Millores<text:tab/>7</text:p>
          <text:p text:style-name="P84">4.2.- Actualitzar BBDD<text:tab/>7</text:p>
          <text:p text:style-name="P83">5.- Migració de PortaFIB 1.1.2 a PortaFIB 1.1.3<text:tab/>7</text:p>
          <text:p text:style-name="P84">5.1.- Descripció de Millores<text:tab/>7</text:p>
          <text:p text:style-name="P84">5.2.- Actualitzar BBDD<text:tab/>7</text:p>
          <text:p text:style-name="P83">6.- Migració de PortaFIB 1.1.3 a PortaFIB 1.1.4<text:tab/>7</text:p>
          <text:p text:style-name="P84">6.1.- Descripció de Millores<text:tab/>7</text:p>
          <text:p text:style-name="P84">6.2.- Sistemes<text:tab/>7</text:p>
          <text:p text:style-name="P84">6.3.- Canvis Configuració Web<text:tab/>8</text:p>
          <text:p text:style-name="P84">6.4.- Desenvolupador<text:tab/>8</text:p>
          <text:p text:style-name="P83">7.- Migració de PortaFIB 1.1.4 a PortaFIB 1.1.5<text:tab/>8</text:p>
          <text:p text:style-name="P84">7.1.- Descripció de Millores<text:tab/>9</text:p>
          <text:p text:style-name="P84">7.2.- Canvis Configuració Web<text:tab/>9</text:p>
          <text:p text:style-name="P83">8.- Migració de PortaFIB 1.1.4 a PortaFIB 2.0<text:tab/>10</text:p>
          <text:p text:style-name="P84">8.1.- Descripció de Millores<text:tab/>10</text:p>
          <text:p text:style-name="P84">8.2.- Desenvolupador<text:tab/>10</text:p>
          <text:p text:style-name="P84">8.3.- Sistemes<text:tab/>10</text:p>
          <text:p text:style-name="P84">8.4.- Canvis Configuració Web<text:tab/>11</text:p>
          <text:p text:style-name="P83">9.- Migració de PortaFIB 2.0.0 a PortaFIB 2.0.1<text:tab/>14</text:p>
          <text:p text:style-name="P84">9.1.- Descripció de Millores<text:tab/>14</text:p>
          <text:p text:style-name="P84">9.2.- Desenvolupador<text:tab/>14</text:p>
        </text:index-body>
      </text:table-of-content>
      <text:p text:style-name="Text_20_body"/>
      <text:p text:style-name="P31"/>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73" text:outline-level="1">Migració de PortaFIB 1.0.0 a PortaFIB 1.1.0</text:h>
      <text:h text:style-name="P76" text:outline-level="2">Descripció de Millores</text:h>
      <text:p text:style-name="P39"><text:tab/>Revisar Fitxer changes.log</text:p>
      <text:h text:style-name="P76"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6" text:outline-level="2">Propietats de Sistema</text:h>
      <text:p text:style-name="P8"/>
      <text:h text:style-name="Heading_20_3" text:outline-level="3">Migrar Propietats de sistema a camps de Dades de l'entitat</text:h>
      <text:list xml:id="list2496414320" text:style-name="L1">
        <text:list-item>
          <text:p text:style-name="P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8">La propietat "es.caib.portafib.checknifcertificate" del fitxer portafib-properties-service.xml s'ha mogut al camp "Comprovar NIF després de firmar" de Dades de l'Entitat</text:p>
        </text:list-item>
        <text:list-item>
          <text:p text:style-name="P48">La propietat "es.caib.portafib.defaultsignalgorit<text:span text:style-name="T9">h</text:span>mid" del fitxer portafib-properties-service.xml s'ha mogut al camp "Algorisme de firma <text:s/>(*)" de Dades de l'Entitat</text:p>
        </text:list-item>
      </text:list>
      <text:p text:style-name="P8"/>
      <text:h text:style-name="P85"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093443793" text:style-name="L2">
        <text:list-item>
          <text:p text:style-name="P49">es.caib.portafib.editableuser</text:p>
        </text:list-item>
        <text:list-item>
          <text:p text:style-name="P49">es.caib.portafib.numberoferrorsinnotificationtosendmail</text:p>
        </text:list-item>
        <text:list-item>
          <text:p text:style-name="P49">es.caib.portafib.numberoferrorstopausenotification</text:p>
        </text:list-item>
        <text:list-item>
          <text:p text:style-name="P49">es.caib.portafib.notificationtimelapse</text:p>
        </text:list-item>
        <text:list-item>
          <text:p text:style-name="P49">es.caib.portafib.signaturemodule.absoluteurl (Nova propietat en PortaFIB 1.1)</text:p>
        </text:list-item>
        <text:list-item>
          <text:p text:style-name="P49">es.caib.portafib.maxuploadsizeinbytes</text:p>
        </text:list-item>
        <text:list-item>
          <text:p text:style-name="P49">es.caib.portafib.maxfitxeradaptatsizeinbytes</text:p>
        </text:list-item>
        <text:list-item>
          <text:p text:style-name="P49">es.caib.portafib.url</text:p>
        </text:list-item>
        <text:list-item>
          <text:p text:style-name="P49">es.caib.portafib.email.from</text:p>
        </text:list-item>
        <text:list-item>
          <text:p text:style-name="P49">es.caib.portafib.automaticredirect</text:p>
        </text:list-item>
        <text:list-item>
          <text:p text:style-name="P49">es.caib.portafib.emailsgroupedsendercronexpression</text:p>
        </text:list-item>
        <text:list-item>
          <text:p text:style-name="P49">es.caib.portafib.defaultentity</text:p>
        </text:list-item>
        <text:list-item>
          <text:p text:style-name="P49">es.caib.portafib.defaultrolesincreation</text:p>
        </text:list-item>
        <text:list-item>
          <text:p text:style-name="P49">es.caib.portafib.entitatidforagentssql</text:p>
        </text:list-item>
        <text:list-item>
          <text:p text:style-name="P49">es.caib.portafib.passwordforagentssql</text:p>
        </text:list-item>
      </text:list>
      <text:p text:style-name="P8"/>
      <text:h text:style-name="P85"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128835335" text:style-name="L3">
        <text:list-item>
          <text:p text:style-name="P50">es.caib.portafib.maxitemstoshowinautocomplete</text:p>
        </text:list-item>
        <text:list-item>
          <text:p text:style-name="P50">es.caib.portafib.mincharstostartautocomplete</text:p>
        </text:list-item>
        <text:list-item>
          <text:p text:style-name="P50">es.caib.portafib.maxtimelockedsigninms</text:p>
        </text:list-item>
      </text:list>
      <text:p text:style-name="P8"><text:s text:c="11"/></text:p>
      <text:h text:style-name="P85" text:outline-level="3">Esborrar Propietats de Sistema</text:h>
      <text:p text:style-name="P8"><text:tab/>S'han d'esborrar del fitxer portafib-properties-service.xml les següent propietats:</text:p>
      <text:list xml:id="list1941540063" text:style-name="L4">
        <text:list-item>
          <text:p text:style-name="P51">es.caib.portafib.name</text:p>
        </text:list-item>
      </text:list>
      <text:p text:style-name="P8"/>
      <text:h text:style-name="P76" text:outline-level="2">Canvis Configuració Web</text:h>
      <text:p text:style-name="P8"/>
      <text:h text:style-name="P85"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85" text:outline-level="3">Custòdia</text:h>
      <text:p text:style-name="P8"><text:tab/>S'han de migrar les propietats del plugin de custòdia del fitxer <text:s/>portafib-properties-service.xml als mòduls de custòdia d'Administrador i Administrador d'Entitat (Nota: No hi ha <text:soft-page-break/>d'haver cap petició en marxa amb custòdia</text:p>
      <text:list xml:id="list2148344985" text:style-name="L5">
        <text:list-item>
          <text:p text:style-name="P52">S'ha de crear un plugin de custòdia (copiar dades de portafib-properties-service.xml)(ADMIN)</text:p>
        </text:list-item>
        <text:list-item>
          <text:p text:style-name="P52">S'ha de crear una plantilla de custòdia a gust de l'entitat (ADEN)</text:p>
        </text:list-item>
        <text:list-item>
          <text:p text:style-name="P52">Modificar l'entitat per assignar-li la plantilla de custòdia corresponent.</text:p>
        </text:list-item>
        <text:list-item>
          <text:p text:style-name="P52">Eliminar les propietats "es.caib.portafib.defaultcustodymessage.{entitat_id}.{idioma}" del fitxer portafib-properties-service.xml</text:p>
        </text:list-item>
        <text:list-item>
          <text:p text:style-name="P54">Eliminar les propietats de plugin de custòdia del fitxer portafib-properties-service.xml (entrades es.caib.portafib.documentcustodyplugin.* i es.caib.portafib.plugins.documentcustody.*)</text:p>
        </text:list-item>
      </text:list>
      <text:p text:style-name="P8"/>
      <text:h text:style-name="P85"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85" text:outline-level="3">Filtres de <text:s/>Certificats</text:h>
      <text:p text:style-name="P8"/>
      <text:p text:style-name="P8">Filtres de <text:s/>Certificats (veure punt "10.3.- Filtres de Certificats" del Manual d'Usuari):</text:p>
      <text:list xml:id="list1119105229" text:style-name="L6">
        <text:list-item>
          <text:p text:style-name="P53">En general: S'han d'adaptar als filtres definits en el document d'integració del MiniApplet</text:p>
        </text:list-item>
        <text:list-item>
          <text:p text:style-name="P53">Per la CAIB: S'han de substituir les següents cadenes:</text:p>
          <text:list>
            <text:list-item>
              <text:p text:style-name="P53">"checkexpiration:true" =&gt; "filters.1=nonexpired:"</text:p>
            </text:list-item>
            <text:list-item>
              <text:p text:style-name="P53">"rfc2254_rec_issuer:" <text:s/>=&gt; "filters.2=issuer.rfc2254.recurse:"</text:p>
            </text:list-item>
            <text:list-item>
              <text:p text:style-name="P53">"policyid:" <text:s text:c="2"/>=&gt; "filters.3=policyid:"</text:p>
            </text:list-item>
          </text:list>
        </text:list-item>
      </text:list>
      <text:p text:style-name="P8"/>
      <text:h text:style-name="P73" text:outline-level="1"><text:bookmark-start text:name="__RefHeading__21125_1677091252"/>Migració de PortaFIB 1.1.0 a PortaFIB 1.1.1<text:bookmark-end text:name="__RefHeading__21125_1677091252"/></text:h>
      <text:p text:style-name="P9"/>
      <text:h text:style-name="P76" text:outline-level="2">Descripció de Millores</text:h>
      <text:p text:style-name="P36"><text:tab/><text:span text:style-name="T1">Revisar Fitxer changes.log</text:span></text:p>
      <text:h text:style-name="P76" text:outline-level="2">Actualitzar BBDD</text:h>
      <text:p text:style-name="P9"/>
      <text:p text:style-name="P8"><text:tab/>Actualitzar BBDD executant l'script <text:s/>[portafib-1.1]\scripts\bbdd\1.1\[SGBD]\update_data_from_1.1.0_to_1.1.1.sql.</text:p>
      <text:p text:style-name="P8"/>
      <text:p text:style-name="P8"/>
      <text:p text:style-name="P8"/>
      <text:h text:style-name="P73" text:outline-level="1"><text:soft-page-break/>Migració de PortaFIB 1.1.1 a PortaFIB 1.1.2</text:h>
      <text:p text:style-name="P9"/>
      <text:h text:style-name="P76" text:outline-level="2">Descripció de Millores</text:h>
      <text:p text:style-name="P36"><text:tab/><text:span text:style-name="T1">Revisar Fitxer changes.log</text:span></text:p>
      <text:h text:style-name="P76"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73" text:outline-level="1">Migració de PortaFIB 1.1.2 a PortaFIB 1.1.3</text:h>
      <text:p text:style-name="P9"/>
      <text:h text:style-name="P76" text:outline-level="2">Descripció de Millores</text:h>
      <text:p text:style-name="P36"><text:tab/><text:span text:style-name="T1">Revisar Fitxer changes.log</text:span></text:p>
      <text:h text:style-name="P76"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74" text:outline-level="1">Migració de PortaFIB 1.1.3 a PortaFIB 1.1.4</text:h>
      <text:p text:style-name="P10"/>
      <text:h text:style-name="P76" text:outline-level="2">Descripció de Millores</text:h>
      <text:p text:style-name="P36"><text:tab/><text:span text:style-name="T1">Revisar Fitxer changes.log</text:span></text:p>
      <text:h text:style-name="P78" text:outline-level="2" text:is-list-header="true"/>
      <text:p text:style-name="P10"/>
      <text:p text:style-name="P10"/>
      <text:h text:style-name="P78" text:outline-level="2">Sistemes</text:h>
      <text:list xml:id="list3293137555" text:style-name="L7">
        <text:list-item>
          <text:p text:style-name="P55">Eliminar el fitxer “portafib-notificacionsqueue-service.xml” del directori de deploy ja que no s'usa.</text:p>
        </text:list-item>
      </text:list>
      <text:h text:style-name="P78" text:outline-level="2"><text:soft-page-break/>Canvis Configuració Web</text:h>
      <text:list xml:id="list2442026547" text:style-name="L8">
        <text:list-item>
          <text:p text:style-name="P5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78" text:outline-level="2">Desenvolupador</text:h>
      <text:list xml:id="list491263822" text:style-name="L9">
        <text:list-item>
          <text:p text:style-name="P6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4">S'ha eliminat la Coa JBoss de Notificacions CallBack i s'ha substituït per un Programador EJB. El funcionament del mateix es descriu en el manual d'usuari en un subpunt del punt “5.15.- Llistat de Notificacions CallBack”</text:p>
        </text:list-item>
        <text:list-item>
          <text:p text:style-name="P6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4">S'han solucionat una serie de Bugs en GenApp, pel que es necessari eliminar la carpeta [HOME]/.m2/repository/org/fundaciobit/genapp abans de recompilar PortaFIB.</text:p>
        </text:list-item>
        <text:list-item>
          <text:p text:style-name="P64">Afegits dos Profiles en la compilació de PortaFIB per afegir Plugins de Custòdia de forma opcional:</text:p>
          <text:list>
            <text:list-item>
              <text:list>
                <text:list-item>
                  <text:p text:style-name="P64">“-Parxiudigitalcaib”: Inclou el Plugin de DocumentCustody de l'Arxiu Digital CAIB</text:p>
                </text:list-item>
                <text:list-item>
                  <text:p text:style-name="P64">“-Palfresco”: Inclou el Plugin de DocumentCustody de Alfresco </text:p>
                </text:list-item>
              </text:list>
            </text:list-item>
          </text:list>
        </text:list-item>
      </text:list>
      <text:p text:style-name="P39"/>
      <text:h text:style-name="P74" text:outline-level="1">Migració de PortaFIB 1.1.4 a PortaFIB 1.1.5</text:h>
      <text:p text:style-name="P10"/>
      <text:h text:style-name="P76" text:outline-level="2"><text:soft-page-break/>Descripció de Millores</text:h>
      <text:p text:style-name="P36"><text:tab/><text:span text:style-name="T1">Revisar Fitxer changes.log</text:span></text:p>
      <text:h text:style-name="P78" text:outline-level="2">Canvis Configuració Web</text:h>
      <text:list xml:id="list1044174435" text:style-name="L10">
        <text:list-item>
          <text:p text:style-name="P65"><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6">Afegida gestió de Validadors de Firma: Actualment només es suporta l'@firma. Anar a la pipella d'administrador, opció <text:s/>Mòduls de Validació de Firmes i pitjar sobre “Crear Plantilla de Mòdul de Validació de Firmes”:</text:p>
          <text:list>
            <text:list-item>
              <text:p text:style-name="P66">Noms i Descripcions: posar Plugin Validacio Firmes afirma CXF</text:p>
            </text:list-item>
            <text:list-item>
              <text:p text:style-name="P68">Classe: posar org.fundaciobit.plugins.validatesignature.afirmacxf.AfirmaCxfValidateSignaturePlugin</text:p>
            </text:list-item>
            <text:list-item>
              <text:p text:style-name="P66">Entitat: la que correspongui.</text:p>
            </text:list-item>
            <text:list-item>
              <text:p text:style-name="P66">Propietats Administrador:</text:p>
            </text:list-item>
          </text:list>
        </text:list-item>
      </text:list>
      <table:table table:name="Taula2" table:style-name="Taula2">
        <table:table-column table:style-name="Taula2.A"/>
        <table:table-row table:style-name="Taula2.1">
          <table:table-cell table:style-name="Taula2.A1" office:value-type="string">
            <text:p text:style-name="P26"># Class org.fundaciobit.plugins.validatesignature.afirmacxf.AfirmaCxfValidateSignaturePlugin</text:p>
            <text:p text:style-name="P26"/>
            <text:p text:style-name="P26"># El contingut d'aquest directori el podeu copiar de la següent ruta:</text:p>
            <text:p text:style-name="P26"># <text:s text:c="3"/>https://github.com/GovernIB/pluginsib/tree/pluginsib-1.0/plugins-validatesignature/afirmacxf/config/transformersTemplates</text:p>
            <text:p text:style-name="P26">es.caib.portafib.plugins.validatesignature.afirmacxf.TransformersTemplatesPath=D:/dades/dades/CarpetesPersonals/ProgramacioPortaFIB2/pluginsib-validatesignature/afirmacxf/config/transformersTemplates</text:p>
            <text:p text:style-name="P26"/>
            <text:p text:style-name="P26">#es.caib.portafib.plugins.validatesignature.afirmacxf.debug=false</text:p>
            <text:p text:style-name="P26">#es.caib.portafib.plugins.validatesignature.afirmacxf.printxml=false</text:p>
            <text:p text:style-name="P26"/>
            <text:p text:style-name="P26">es.caib.portafib.plugins.validatesignature.afirmacxf.ignoreservercertificates=true</text:p>
            <text:p text:style-name="P26"/>
            <text:p text:style-name="P26"># Obligatiori. Aplicació definida dins "Gestión de Aplicaciones" de @firma federat</text:p>
            <text:p text:style-name="P26">es.caib.portafib.plugins.validatesignature.afirmacxf.applicationID=APPID</text:p>
            <text:p text:style-name="P26"/>
            <text:p text:style-name="P26">es.caib.portafib.plugins.validatesignature.afirmacxf.endpoint=https://afirmades.caib.es:4430/afirmaws/services/DSSAfirmaVerify</text:p>
            <text:p text:style-name="P26"/>
            <text:p text:style-name="P26"># USERNAME-PASSWORD Token</text:p>
            <text:p text:style-name="P26">es.caib.portafib.plugins.validatesignature.afirmacxf.authorization.username=username</text:p>
            <text:p text:style-name="P26">es.caib.portafib.plugins.validatesignature.afirmacxf.authorization.password=password</text:p>
            <text:p text:style-name="P26"/>
            <text:p text:style-name="P26"># CERTIFICATE Token</text:p>
            <text:p text:style-name="P26">es.caib.portafib.plugins.validatesignature.afirmacxf.authorization.ks.path=D:/dades/dades/CarpetesPersonals/Programacio/portafib-files/afirma/nou/proves-dgidt.jks</text:p>
            <text:p text:style-name="P26">es.caib.portafib.plugins.validatesignature.afirmacxf.authorization.ks.type=JKS</text:p>
            <text:p text:style-name="P26">es.caib.portafib.plugins.validatesignature.afirmacxf.authorization.ks.password=ks_pwd</text:p>
            <text:p text:style-name="P26">es.caib.portafib.plugins.validatesignature.afirmacxf.authorization.ks.cert.alias=1</text:p>
            <text:p text:style-name="P26">es.caib.portafib.plugins.validatesignature.afirmacxf.authorization.ks.cert.password=cert_pwd</text:p>
          </table:table-cell>
        </table:table-row>
      </table:table>
      <text:p text:style-name="P36"><text:soft-page-break/></text:p>
      <text:h text:style-name="P74" text:outline-level="1">Migració de PortaFIB 1.1.4 a PortaFIB 2.0</text:h>
      <text:p text:style-name="P10"/>
      <text:h text:style-name="P76" text:outline-level="2">Descripció de Millores</text:h>
      <text:p text:style-name="P36"><text:tab/>Revisar Fitxer changes.log</text:p>
      <text:h text:style-name="P78" text:outline-level="2">Desenvolupador</text:h>
      <text:p text:style-name="P36"/>
      <text:list xml:id="list1434322102" text:style-name="L11">
        <text:list-item>
          <text:p text:style-name="P57">S'ha d'eliminar el següent directori [HOME]\.m2\repository\es\gob\afirma\afirma-crypto-pdf\3.3.2-SNAPSHOT</text:p>
        </text:list-item>
        <text:list-item>
          <text:p text:style-name="P57">S'ha d'eliminar el següent directori [HOME]\.m2\repository\org\fundaciobit\genapp</text:p>
        </text:list-item>
        <text:list-item>
          <text:p text:style-name="P58">S'ha d'eliminar el següent directori [HOME]\.m2\repository\org\fundaciobit\pluginsib</text:p>
        </text:list-item>
        <text:list-item>
          <text:p text:style-name="P57">De la taula PeticioDeFirma s'utilitzava el camp informacioAddicional per guardar informació d'expedient. En 2.0.0 ja hi ha camps específics per Expedient: expedientID, expedientNom i expedientUrl.</text:p>
        </text:list-item>
        <text:list-item>
          <text:p text:style-name="P57">Camps nous per informar dels detalls del Procediment: procedimentID i procedimentNom</text:p>
        </text:list-item>
        <text:list-item>
          <text:p text:style-name="P57">Camp nou informacioAddicionalAvaluable que correspon amb un tipus double. Serveix per poder filtrar per rang i agrupar segons un camp lliure (Petició de PortsIB)</text:p>
        </text:list-item>
        <text:list-item>
          <text:p text:style-name="P70">S’han eliminat els profiles de maven: ws-portafib-v2, passarelaserver-v2, passarelaweb-v2</text:p>
        </text:list-item>
        <text:list-item>
          <text:p text:style-name="P70">S’ha incorporat l’API de <text:s/>Api Firma Simple Async per a firmes diferides o asíncrones ([portafib]/apifirmaasyncsimple)</text:p>
        </text:list-item>
        <text:list-item>
          <text:p text:style-name="P72">Des de la versió 2.0.<text:span text:style-name="T1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6"/>
      <text:h text:style-name="P78" text:outline-level="2">Sistemes</text:h>
      <text:p text:style-name="P36"/>
      <text:h text:style-name="P87" text:outline-level="3">Gestors de FileSystemManager</text:h>
      <text:p text:style-name="P3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text:soft-page-break/>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7">&lt;!-- NOU A 2.0.0. Tipus de FileSystemManager. Opcional i valor per defecte. --&gt;</text:p>
            <text:p text:style-name="P27">es.caib.portafib.filesystemmanagerclass=org.fundaciobit.genapp.common.filesystem.SimpleFileSystemManager</text:p>
            <text:p text:style-name="P27">&lt;!-- Si volem distribuir els fitxers en directoris, llavors utilitzar aquesta classe.</text:p>
            <text:p text:style-name="P27"><text:s text:c="5"/>Revisar punt "Migracio de 1.1.4 a 2.0.0 del 'Manual de Migracions' <text:s/></text:p>
            <text:p text:style-name="P27">es.caib.portafib.filesystemmanagerclass=org.fundaciobit.genapp.common.filesystem.ThreeFolderFileSystemManager</text:p>
            <text:p text:style-name="P27">--&gt;</text:p>
          </table:table-cell>
        </table:table-row>
      </table:table>
      <text:p text:style-name="P36"/>
      <text:p text:style-name="P36"><text:tab/>Les instal·lacions de PortaFIB que vulguin migrar al nou sistema de tres carpetes llavors han de seguir les següent passes:</text:p>
      <text:list xml:id="list2338940776" text:style-name="L12">
        <text:list-item>
          <text:p text:style-name="P5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6"/>
      <text:list xml:id="list114100695387559" text:continue-numbering="true" text:style-name="L12">
        <text:list-item>
          <text:p text:style-name="P59">Compilar-la: </text:p>
        </text:list-item>
      </text:list>
      <table:table table:name="Taula5" table:style-name="Taula5">
        <table:table-column table:style-name="Taula5.A"/>
        <table:table-row>
          <table:table-cell table:style-name="Taula5.A1" office:value-type="string">
            <text:p text:style-name="P44">$ javac -d . ConverterSimpleToThreeFolder.java</text:p>
          </table:table-cell>
        </table:table-row>
      </table:table>
      <text:p text:style-name="P36"/>
      <text:list xml:id="list114101214599482" text:continue-numbering="true" text:style-name="L12">
        <text:list-item>
          <text:p text:style-name="P59">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6"/>
      <text:list xml:id="list114101786008383" text:continue-numbering="true" text:style-name="L12">
        <text:list-item>
          <text:p text:style-name="P5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6"><text:tab/>Es que farà serà copiar els fitxers a la ruta corresponent de tres directoris. </text:p>
      <text:p text:style-name="P36"/>
      <text:list xml:id="list114101613493942" text:continue-numbering="true" text:style-name="L12">
        <text:list-item>
          <text:p text:style-name="P5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7">es.caib.portafib.filesystemmanagerclass=org.fundaciobit.genapp.common.filesystem.ThreeFolderFileSystemManager</text:p>
          </table:table-cell>
        </table:table-row>
      </table:table>
      <text:p text:style-name="P41"/>
      <text:h text:style-name="P78" text:outline-level="2">Canvis Configuració Web</text:h>
      <text:p text:style-name="P36"/>
      <text:h text:style-name="P86" text:outline-level="3">Revisor de Firmes</text:h>
      <text:p text:style-name="P36"><text:tab/>S'ha afegit aquest nou role. Revisar els següent apartats del Manual d'Usuari de PortaFIB:</text:p>
      <text:list xml:id="list143209153" text:style-name="L13">
        <text:list-item>
          <text:list>
            <text:list-item>
              <text:list>
                <text:list-item>
                  <text:list>
                    <text:list-item>
                      <text:list>
                        <text:list-item>
                          <text:list>
                            <text:list-item>
                              <text:p text:style-name="P60">Usuaris</text:p>
                            </text:list-item>
                            <text:list-item>
                              <text:p text:style-name="P60">Roles per tipus d'usuari</text:p>
                            </text:list-item>
                            <text:list-item>
                              <text:p text:style-name="P60"><text:soft-page-break/>Gestió de Notificacions per Correu (Menú Inici)</text:p>
                            </text:list-item>
                            <text:list-item>
                              <text:p text:style-name="P60">Revisors de Firmes en Flux de Firmes</text:p>
                            </text:list-item>
                            <text:list-item>
                              <text:p text:style-name="P60">Gestió de Revisors (Menú Administrador d'Entitat)</text:p>
                            </text:list-item>
                            <text:list-item>
                              <text:p text:style-name="P60">Afegir Revisors de Firma al Flux</text:p>
                            </text:list-item>
                            <text:list-item>
                              <text:p text:style-name="P60">Menú Revisor</text:p>
                            </text:list-item>
                          </text:list>
                        </text:list-item>
                      </text:list>
                    </text:list-item>
                  </text:list>
                </text:list-item>
              </text:list>
            </text:list-item>
          </text:list>
        </text:list-item>
      </text:list>
      <text:h text:style-name="P86" text:outline-level="3">Configuració de Firma d'Usuari Aplicació i ApiFirmaSimple</text:h>
      <text:p text:style-name="P35"><text:tab/>S'ha implementat una nova API REST anomenada Api Firma Simple que serveix per realitzar firmes síncrones de forma simple, tant web com en servidor. Revisar el document Manual_Integracio_API_Firma_Simple_v1_0.odt per conèixer els detalls tècnics.</text:p>
      <text:p text:style-name="P35"><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5"><text:tab/><text:span text:style-name="T10">Els Usuaris-Aplicació que s’utilitzen per cridades WS a l’API de Passarela (Web i En Servidor) se’ls hi ha d’assignar un i sols un Perfil de Firma. Si no en tenen cap o en tenen més d’un llavors les cridades llançaran un error.</text:span></text:p>
      <text:h text:style-name="P86" text:outline-level="3">Gestió de Plugins de Validació de Firmes</text:h>
      <text:p text:style-name="P35"><text:tab/>S'ha substituït la validació dels certificats emprats en una firma, per la validació directament de la firma, a partir de Plugins de Validació de Firmes de PluginsIB.</text:p>
      <text:p text:style-name="P35"><text:tab/>Revisar el punt “Mòduls de Validació de Firmes” del “Manual d'Usuari de PortaFIB”, concretament dels apartats Administrador i Administrador d'Entitat.</text:p>
      <text:h text:style-name="P86" text:outline-level="3">Altres</text:h>
      <text:list xml:id="list2107401501" text:style-name="L14">
        <text:list-item>
          <text:p text:style-name="P6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5"/>
      <text:list xml:id="list114102001784773" text:continue-numbering="true" text:style-name="L14">
        <text:list-item>
          <text:p text:style-name="P69"><text:span text:style-name="T3">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6"/>
      <text:list xml:id="list114100199773481" text:continue-numbering="true" text:style-name="L14">
        <text:list-item>
          <text:p text:style-name="P61">S'han ampliat les opcions d'usuaris entitat i usuaris aplicació respecte a la Política de Custòdia. Veure punt Modificar Usuari Aplicació i Modificar Usuari Entitat del “Manual d'Usuari PortaFIB”</text:p>
        </text:list-item>
      </text:list>
      <text:p text:style-name="P36"/>
      <text:list xml:id="list114101573187429" text:continue-numbering="true" text:style-name="L14">
        <text:list-item>
          <text:p text:style-name="P62">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text:soft-page-break/>Caducades i Aturar Peticions de Firma del «Manual d’Usuari PortaFIB»</text:p>
        </text:list-item>
      </text:list>
      <text:p text:style-name="P36"/>
      <text:list xml:id="list114100787568931" text:continue-numbering="true" text:style-name="L14">
        <text:list-item>
          <text:p text:style-name="P6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38">es.caib.portafib.plugins.signatureserver.afirmaserver.endpoint_upgrade=https://afirmades.caib.es:4430/afirmaws/services/DSSAfirmaVerify</text:p>
          </table:table-cell>
        </table:table-row>
      </table:table>
      <text:p text:style-name="P36"/>
      <text:list xml:id="list114102236945429" text:continue-numbering="true" text:style-name="L14">
        <text:list-item>
          <text:p text:style-name="P6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6"># 5 minuts</text:p>
            <text:p text:style-name="P36">es.caib.portafib.plugins.signatureweb.autofirma.timeoutbase=300</text:p>
          </table:table-cell>
        </table:table-row>
      </table:table>
      <text:p text:style-name="P40"/>
      <text:list xml:id="list114100541611383" text:continue-numbering="true" text:style-name="L14">
        <text:list-item>
          <text:p text:style-name="P69"><text:span text:style-name="T3">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6"/>
      <text:list xml:id="list114100142391155" text:continue-numbering="true" text:style-name="L14">
        <text:list-item>
          <text:p text:style-name="P69">Nou Plugin de Firma Web de FNMT Cloud: Veure el subapartat “Plugin de Firma Web de FNMTCloud” de punt “Implementacions de Plugins o Mòduls de Firma Web” si es vol donar d'alta.</text:p>
        </text:list-item>
      </text:list>
      <text:p text:style-name="P46"/>
      <text:list xml:id="list114101294925600" text:continue-numbering="true" text:style-name="L14">
        <text:list-item>
          <text:p text:style-name="P80"><text:span text:style-name="T8">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7">#242</text:span></text:p>
          <text:p text:style-name="P81"/>
        </text:list-item>
        <text:list-item>
          <text:p text:style-name="P8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9"/>
      <text:list xml:id="list114100823379025" text:continue-numbering="true" text:style-name="L14">
        <text:list-item>
          <text:p text:style-name="P82">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8"/>
      <text:p text:style-name="P28"/>
      <text:p text:style-name="P28"/>
      <text:p text:style-name="P28"/>
      <text:h text:style-name="P75" text:outline-level="1"><text:soft-page-break/>Migració de PortaFIB <text:span text:style-name="T11">2</text:span>.<text:span text:style-name="T11">0</text:span>.<text:span text:style-name="T11">0</text:span> a PortaFIB 2.0.<text:span text:style-name="T11">1</text:span></text:h>
      <text:p text:style-name="P11"/>
      <text:h text:style-name="P77" text:outline-level="2">Descripció de Millores</text:h>
      <text:p text:style-name="P37"><text:tab/>Revisar Fitxer changes.log</text:p>
      <text:h text:style-name="P79" text:outline-level="2">Desenvolupador</text:h>
      <text:p text:style-name="P37"/>
      <text:list xml:id="list114101254704483" text:continue-list="list1434322102" text:style-name="L11">
        <text:list-item>
          <text:p text:style-name="P71"/>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0</meta:editing-cycles>
    <meta:editing-duration>P26DT17H37M25S</meta:editing-duration>
    <meta:initial-creator>Antoni Nadal</meta:initial-creator>
    <dc:date>2019-06-18T11:40:59.752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4" meta:paragraph-count="261" meta:word-count="2814" meta:character-count="22122" meta:non-whitespace-character-count="19613"/>
    <meta:user-defined meta:name="Información 1"/>
    <meta:user-defined meta:name="Información 2"/>
    <meta:user-defined meta:name="Información 3"/>
    <meta:user-defined meta:name="Información 4"/>
  </office:meta>
</office:document-meta>
</file>